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8b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iriam F. Solis-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Cyrus Adler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19, 1929</text:p>
      <text:p text:style-name="P6">Month<text:tab/><text:tab/><text:tab/><text:tab/><text:tab/><text:tab/>February</text:p>
      <text:p text:style-name="P6">Year<text:tab/><text:tab/><text:tab/><text:tab/><text:tab/><text:tab/>1929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is letter is a photocopy of the original.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1833 PINE STREET/</text:p>
      <text:p text:style-name="P2">PHILADELPHIA/</text:p>
      <text:p text:style-name="P4">February 19, 1929./</text:p>
      <text:p text:style-name="P3">My dear Dr. Adler,/</text:p>
      <text:p text:style-name="P3"><text:tab/>These two letters of Dr. Morais'/ were found among Judith's cherished/ possessions. <text:s/>I am sending them in/ response to your published request, but/ would like to have them returned at/ your convenience./ <text:s/>Sincerely,/ Miriam F. Solis-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14:37.57</meta:creation-date>
    <dc:date>2012-01-05T12:17:51.26</dc:date>
    <dc:creator>Penn Libraries</dc:creator>
    <meta:editing-duration>PT00H03M1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21" meta:character-count="1632"/>
  </office:meta>
</office:document-meta>
</file>